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0pt" fo:font-weight="normal" officeooo:rsid="005e18e9" officeooo:paragraph-rsid="005e18e9" style:font-size-asian="17.5pt" style:font-weight-asian="normal" style:font-size-complex="20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0pt" fo:font-weight="normal" officeooo:rsid="005e18e9" officeooo:paragraph-rsid="005e18e9" style:font-size-asian="20pt" style:font-weight-asian="normal" style:font-size-complex="20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6pt" fo:font-weight="normal" officeooo:rsid="005e18e9" officeooo:paragraph-rsid="005e18e9" style:font-size-asian="5.25pt" style:font-weight-asian="normal" style:font-size-complex="6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2pt" fo:font-weight="normal" officeooo:paragraph-rsid="0076fbf2" style:font-size-asian="2pt" style:font-weight-asian="normal" style:font-size-complex="2pt" style:font-weight-complex="normal"/>
    </style:style>
    <style:style style:name="P8" style:family="paragraph" style:parent-style-name="Standard">
      <style:text-properties officeooo:paragraph-rsid="005c8b59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style:font-name="Verdana" fo:font-size="8pt" fo:font-weight="normal" officeooo:rsid="005e18e9" officeooo:paragraph-rsid="0074b42b" style:font-size-asian="7pt" style:font-weight-asian="normal" style:font-size-complex="8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2pt" fo:font-weight="normal" officeooo:rsid="005e18e9" officeooo:paragraph-rsid="00893018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0pt" fo:font-weight="normal" officeooo:rsid="005e18e9" officeooo:paragraph-rsid="005e18e9" style:font-size-asian="17.5pt" style:font-weight-asian="normal" style:font-size-complex="20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2pt" fo:font-weight="normal" officeooo:rsid="005e18e9" officeooo:paragraph-rsid="005e18e9" style:font-size-asian="22pt" style:font-weight-asian="normal" style:font-size-complex="22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4pt" fo:font-weight="normal" officeooo:rsid="005e18e9" officeooo:paragraph-rsid="005e18e9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8pt" fo:font-weight="normal" officeooo:rsid="005e18e9" officeooo:paragraph-rsid="00893018" style:font-size-asian="18pt" style:font-weight-asian="normal" style:font-size-complex="18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1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T1" style:family="text">
      <style:text-properties officeooo:rsid="00621d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get_objects(data)"&gt;</text:placeholder></text:p>
      <text:p text:style-name="P19"><text:placeholder text:placeholder-type="text">&lt;/for&gt;</text:placeholder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4T11:23:21.615302502</dc:date>
    <dc:creator>thebrush </dc:creator>
    <meta:editing-duration>PT18H45M38S</meta:editing-duration>
    <meta:editing-cycles>118</meta:editing-cycles>
    <meta:document-statistic meta:table-count="0" meta:image-count="0" meta:object-count="0" meta:page-count="1" meta:paragraph-count="2" meta:word-count="5" meta:character-count="37" meta:non-whitespace-character-count="34"/>
  </office:meta>
</office:document-meta>
</file>